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ybeans" table:style-name="ta1">
        <table:shapes>
          <draw:frame draw:z-index="0" draw:style-name="gr1" draw:text-style-name="P1" svg:width="666.57pt" svg:height="349.85pt" svg:x="881.52pt" svg:y="131.07pt">
            <draw:object draw:notify-on-update-of-ranges="soybeans.A1:soybeans.A1 soybeans.A2:soybeans.A102 soybeans.B1:soybeans.B1 soybeans.B2:soybeans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2.84pt" svg:y="2.83pt">
            <draw:object draw:notify-on-update-of-ranges="soybeans.D1:soybeans.D1 soybeans.D2:soybeans.D36 soybeans.E1:soybeans.E1 soybeans.E2:soybeans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logy</text:p>
          </table:table-cell>
        </table:table-row>
        <table:table-row table:style-name="ro1">
          <table:table-cell office:value-type="float" office:value="0.201956673654786" calcext:value-type="float">
            <text:p>0.201956673654786</text:p>
          </table:table-cell>
          <table:table-cell office:value-type="float" office:value="-0.00202692034420147" calcext:value-type="float">
            <text:p>-0.002026920344201</text:p>
          </table:table-cell>
          <table:table-cell table:number-columns-repeated="3"/>
        </table:table-row>
        <table:table-row table:style-name="ro1">
          <table:table-cell office:value-type="float" office:value="0.694619147449335" calcext:value-type="float">
            <text:p>0.694619147449335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</table:table-row>
        <table:table-row table:style-name="ro1">
          <table:table-cell office:value-type="float" office:value="1.18728162124388" calcext:value-type="float">
            <text:p>1.1872816212438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</table:table-row>
        <table:table-row table:style-name="ro1">
          <table:table-cell office:value-type="float" office:value="1.67994409503843" calcext:value-type="float">
            <text:p>1.6799440950384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</table:table-row>
        <table:table-row table:style-name="ro1">
          <table:table-cell office:value-type="float" office:value="1.76205450733753" calcext:value-type="float">
            <text:p>1.76205450733753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</table:table-row>
        <table:table-row table:style-name="ro1">
          <table:table-cell office:value-type="float" office:value="2.17260656883298" calcext:value-type="float">
            <text:p>2.1726065688329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</table:table-row>
        <table:table-row table:style-name="ro1">
          <table:table-cell office:value-type="float" office:value="2.25471698113207" calcext:value-type="float">
            <text:p>2.2547169811320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</table:table-row>
        <table:table-row table:style-name="ro1">
          <table:table-cell office:value-type="float" office:value="2.66526904262753" calcext:value-type="float">
            <text:p>2.6652690426275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</table:table-row>
        <table:table-row table:style-name="ro1">
          <table:table-cell office:value-type="float" office:value="2.74737945492662" calcext:value-type="float">
            <text:p>2.7473794549266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</table:table-row>
        <table:table-row table:style-name="ro1">
          <table:table-cell office:value-type="float" office:value="3.15793151642208" calcext:value-type="float">
            <text:p>3.1579315164220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</table:table-row>
        <table:table-row table:style-name="ro1">
          <table:table-cell office:value-type="float" office:value="3.24004192872117" calcext:value-type="float">
            <text:p>3.2400419287211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</table:table-row>
        <table:table-row table:style-name="ro1">
          <table:table-cell office:value-type="float" office:value="3.65059399021663" calcext:value-type="float">
            <text:p>3.6505939902166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</table:table-row>
        <table:table-row table:style-name="ro1">
          <table:table-cell office:value-type="float" office:value="3.73270440251572" calcext:value-type="float">
            <text:p>3.73270440251572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</table:table-row>
        <table:table-row table:style-name="ro1">
          <table:table-cell office:value-type="float" office:value="4.14325646401118" calcext:value-type="float">
            <text:p>4.1432564640111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</table:table-row>
        <table:table-row table:style-name="ro1">
          <table:table-cell office:value-type="float" office:value="4.22536687631027" calcext:value-type="float">
            <text:p>4.22536687631027</text:p>
          </table:table-cell>
          <table:table-cell office:value-type="float" office:value="-0.0675778268992921" calcext:value-type="float">
            <text:p>-0.067577826899292</text:p>
          </table:table-cell>
          <table:table-cell/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</table:table-row>
        <table:table-row table:style-name="ro1">
          <table:table-cell office:value-type="float" office:value="4.63591893780573" calcext:value-type="float">
            <text:p>4.6359189378057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</table:table-row>
        <table:table-row table:style-name="ro1">
          <table:table-cell office:value-type="float" office:value="5.12858141160028" calcext:value-type="float">
            <text:p>5.1285814116002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</table:table-row>
        <table:table-row table:style-name="ro1">
          <table:table-cell office:value-type="float" office:value="5.62124388539483" calcext:value-type="float">
            <text:p>5.6212438853948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</table:table-row>
        <table:table-row table:style-name="ro1">
          <table:table-cell office:value-type="float" office:value="6.11390635918938" calcext:value-type="float">
            <text:p>6.1139063591893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</table:table-row>
        <table:table-row table:style-name="ro1">
          <table:table-cell office:value-type="float" office:value="6.60656883298393" calcext:value-type="float">
            <text:p>6.60656883298393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</table:table-row>
        <table:table-row table:style-name="ro1">
          <table:table-cell office:value-type="float" office:value="7.09923130677847" calcext:value-type="float">
            <text:p>7.0992313067784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</table:table-row>
        <table:table-row table:style-name="ro1">
          <table:table-cell office:value-type="float" office:value="7.59189378057302" calcext:value-type="float">
            <text:p>7.5918937805730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</table:table-row>
        <table:table-row table:style-name="ro1">
          <table:table-cell office:value-type="float" office:value="8.08455625436757" calcext:value-type="float">
            <text:p>8.0845562543675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</table:table-row>
        <table:table-row table:style-name="ro1">
          <table:table-cell office:value-type="float" office:value="8.57721872816212" calcext:value-type="float">
            <text:p>8.57721872816212</text:p>
          </table:table-cell>
          <table:table-cell office:value-type="float" office:value="-0.00215575467312264" calcext:value-type="float">
            <text:p>-0.002155754673123</text:p>
          </table:table-cell>
          <table:table-cell/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</table:table-row>
        <table:table-row table:style-name="ro1">
          <table:table-cell office:value-type="float" office:value="9.06988120195667" calcext:value-type="float">
            <text:p>9.06988120195667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</table:table-row>
        <table:table-row table:style-name="ro1">
          <table:table-cell office:value-type="float" office:value="9.56254367575122" calcext:value-type="float">
            <text:p>9.56254367575122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</table:table-row>
        <table:table-row table:style-name="ro1">
          <table:table-cell office:value-type="float" office:value="10.0552061495458" calcext:value-type="float">
            <text:p>10.0552061495458</text:p>
          </table:table-cell>
          <table:table-cell office:value-type="float" office:value="-0.00202692034420147" calcext:value-type="float">
            <text:p>-0.002026920344201</text:p>
          </table:table-cell>
          <table:table-cell/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</table:table-row>
        <table:table-row table:style-name="ro1">
          <table:table-cell office:value-type="float" office:value="10.5478686233403" calcext:value-type="float">
            <text:p>10.5478686233403</text:p>
          </table:table-cell>
          <table:table-cell office:value-type="float" office:value="-0.0018980860152803" calcext:value-type="float">
            <text:p>-0.00189808601528</text:p>
          </table:table-cell>
          <table:table-cell/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</table:table-row>
        <table:table-row table:style-name="ro1">
          <table:table-cell office:value-type="float" office:value="11.0405310971349" calcext:value-type="float">
            <text:p>11.0405310971349</text:p>
          </table:table-cell>
          <table:table-cell office:value-type="float" office:value="-0.00171771795479066" calcext:value-type="float">
            <text:p>-0.001717717954791</text:p>
          </table:table-cell>
          <table:table-cell table:number-columns-repeated="3"/>
        </table:table-row>
        <table:table-row table:style-name="ro1">
          <table:table-cell office:value-type="float" office:value="11.5331935709294" calcext:value-type="float">
            <text:p>11.5331935709294</text:p>
          </table:table-cell>
          <table:table-cell office:value-type="float" office:value="-0.00143428243116409" calcext:value-type="float">
            <text:p>-0.001434282431164</text:p>
          </table:table-cell>
          <table:table-cell table:number-columns-repeated="3"/>
        </table:table-row>
        <table:table-row table:style-name="ro1">
          <table:table-cell office:value-type="float" office:value="12.025856044724" calcext:value-type="float">
            <text:p>12.025856044724</text:p>
          </table:table-cell>
          <table:table-cell office:value-type="float" office:value="-0.00127968123645868" calcext:value-type="float">
            <text:p>-0.001279681236459</text:p>
          </table:table-cell>
          <table:table-cell table:number-columns-repeated="3"/>
        </table:table-row>
        <table:table-row table:style-name="ro1">
          <table:table-cell office:value-type="float" office:value="12.5185185185185" calcext:value-type="float">
            <text:p>12.5185185185185</text:p>
          </table:table-cell>
          <table:table-cell office:value-type="float" office:value="-0.00109931317596905" calcext:value-type="float">
            <text:p>-0.001099313175969</text:p>
          </table:table-cell>
          <table:table-cell table:number-columns-repeated="3"/>
        </table:table-row>
        <table:table-row table:style-name="ro1">
          <table:table-cell office:value-type="float" office:value="13.0111809923131" calcext:value-type="float">
            <text:p>13.0111809923131</text:p>
          </table:table-cell>
          <table:table-cell office:value-type="float" office:value="-0.000841644518126718" calcext:value-type="float">
            <text:p>-0.000841644518127</text:p>
          </table:table-cell>
          <table:table-cell table:number-columns-repeated="3"/>
        </table:table-row>
        <table:table-row table:style-name="ro1">
          <table:table-cell office:value-type="float" office:value="13.5038434661076" calcext:value-type="float">
            <text:p>13.5038434661076</text:p>
          </table:table-cell>
          <table:table-cell office:value-type="float" office:value="-0.000712810189205545" calcext:value-type="float">
            <text:p>-0.000712810189206</text:p>
          </table:table-cell>
          <table:table-cell table:number-columns-repeated="3"/>
        </table:table-row>
        <table:table-row table:style-name="ro1">
          <table:table-cell office:value-type="float" office:value="13.9965059399022" calcext:value-type="float">
            <text:p>13.9965059399022</text:p>
          </table:table-cell>
          <table:table-cell office:value-type="float" office:value="-0.000480908397147442" calcext:value-type="float">
            <text:p>-0.000480908397147</text:p>
          </table:table-cell>
          <table:table-cell table:number-columns-repeated="3"/>
        </table:table-row>
        <table:table-row table:style-name="ro1">
          <table:table-cell office:value-type="float" office:value="14.4891684136967" calcext:value-type="float">
            <text:p>14.4891684136967</text:p>
          </table:table-cell>
          <table:table-cell office:value-type="float" office:value="-0.000223239739305107" calcext:value-type="float">
            <text:p>-0.000223239739305</text:p>
          </table:table-cell>
          <table:table-cell table:number-columns-repeated="3"/>
        </table:table-row>
        <table:table-row table:style-name="ro1">
          <table:table-cell office:value-type="float" office:value="14.9818308874913" calcext:value-type="float">
            <text:p>14.9818308874913</text:p>
          </table:table-cell>
          <table:table-cell office:value-type="float" office:value="-0.000120172276168166" calcext:value-type="float">
            <text:p>-0.000120172276168</text:p>
          </table:table-cell>
          <table:table-cell table:number-columns-repeated="3"/>
        </table:table-row>
        <table:table-row table:style-name="ro1">
          <table:table-cell office:value-type="float" office:value="15.4744933612858" calcext:value-type="float">
            <text:p>15.4744933612858</text:p>
          </table:table-cell>
          <table:table-cell office:value-type="float" office:value="0.000137496381674169" calcext:value-type="float">
            <text:p>0.000137496381674</text:p>
          </table:table-cell>
          <table:table-cell table:number-columns-repeated="3"/>
        </table:table-row>
        <table:table-row table:style-name="ro1">
          <table:table-cell office:value-type="float" office:value="15.9671558350804" calcext:value-type="float">
            <text:p>15.9671558350804</text:p>
          </table:table-cell>
          <table:table-cell office:value-type="float" office:value="0.000343631307948039" calcext:value-type="float">
            <text:p>0.000343631307948</text:p>
          </table:table-cell>
          <table:table-cell table:number-columns-repeated="3"/>
        </table:table-row>
        <table:table-row table:style-name="ro1">
          <table:table-cell office:value-type="float" office:value="16.4598183088749" calcext:value-type="float">
            <text:p>16.4598183088749</text:p>
          </table:table-cell>
          <table:table-cell office:value-type="float" office:value="0.000472465636869205" calcext:value-type="float">
            <text:p>0.000472465636869</text:p>
          </table:table-cell>
          <table:table-cell table:number-columns-repeated="3"/>
        </table:table-row>
        <table:table-row table:style-name="ro1">
          <table:table-cell office:value-type="float" office:value="16.9524807826695" calcext:value-type="float">
            <text:p>16.9524807826695</text:p>
          </table:table-cell>
          <table:table-cell office:value-type="float" office:value="0.00075590116049578" calcext:value-type="float">
            <text:p>0.000755901160496</text:p>
          </table:table-cell>
          <table:table-cell table:number-columns-repeated="3"/>
        </table:table-row>
        <table:table-row table:style-name="ro1">
          <table:table-cell office:value-type="float" office:value="17.445143256464" calcext:value-type="float">
            <text:p>17.445143256464</text:p>
          </table:table-cell>
          <table:table-cell office:value-type="float" office:value="0.000910502355201182" calcext:value-type="float">
            <text:p>0.000910502355201</text:p>
          </table:table-cell>
          <table:table-cell table:number-columns-repeated="3"/>
        </table:table-row>
        <table:table-row table:style-name="ro1">
          <table:table-cell office:value-type="float" office:value="17.9378057302586" calcext:value-type="float">
            <text:p>17.9378057302586</text:p>
          </table:table-cell>
          <table:table-cell office:value-type="float" office:value="0.00106510354990658" calcext:value-type="float">
            <text:p>0.001065103549907</text:p>
          </table:table-cell>
          <table:table-cell table:number-columns-repeated="3"/>
        </table:table-row>
        <table:table-row table:style-name="ro1">
          <table:table-cell office:value-type="float" office:value="18.4304682040531" calcext:value-type="float">
            <text:p>18.4304682040531</text:p>
          </table:table-cell>
          <table:table-cell office:value-type="float" office:value="0.00137430593931739" calcext:value-type="float">
            <text:p>0.001374305939317</text:p>
          </table:table-cell>
          <table:table-cell table:number-columns-repeated="3"/>
        </table:table-row>
        <table:table-row table:style-name="ro1">
          <table:table-cell office:value-type="float" office:value="18.9231306778477" calcext:value-type="float">
            <text:p>18.9231306778477</text:p>
          </table:table-cell>
          <table:table-cell office:value-type="float" office:value="0.00150314026823856" calcext:value-type="float">
            <text:p>0.001503140268239</text:p>
          </table:table-cell>
          <table:table-cell table:number-columns-repeated="3"/>
        </table:table-row>
        <table:table-row table:style-name="ro1">
          <table:table-cell office:value-type="float" office:value="19.4157931516422" calcext:value-type="float">
            <text:p>19.4157931516422</text:p>
          </table:table-cell>
          <table:table-cell office:value-type="float" office:value="0.00168350832872819" calcext:value-type="float">
            <text:p>0.001683508328728</text:p>
          </table:table-cell>
          <table:table-cell table:number-columns-repeated="3"/>
        </table:table-row>
        <table:table-row table:style-name="ro1">
          <table:table-cell office:value-type="float" office:value="19.9084556254368" calcext:value-type="float">
            <text:p>19.9084556254368</text:p>
          </table:table-cell>
          <table:table-cell office:value-type="float" office:value="0.00194117698657053" calcext:value-type="float">
            <text:p>0.001941176986571</text:p>
          </table:table-cell>
          <table:table-cell table:number-columns-repeated="3"/>
        </table:table-row>
        <table:table-row table:style-name="ro1">
          <table:table-cell office:value-type="float" office:value="20.4011180992313" calcext:value-type="float">
            <text:p>20.4011180992313</text:p>
          </table:table-cell>
          <table:table-cell office:value-type="float" office:value="0.0020700113154917" calcext:value-type="float">
            <text:p>0.002070011315492</text:p>
          </table:table-cell>
          <table:table-cell table:number-columns-repeated="3"/>
        </table:table-row>
        <table:table-row table:style-name="ro1">
          <table:table-cell office:value-type="float" office:value="20.8937805730259" calcext:value-type="float">
            <text:p>20.8937805730259</text:p>
          </table:table-cell>
          <table:table-cell office:value-type="float" office:value="0.0023019131075498" calcext:value-type="float">
            <text:p>0.00230191310755</text:p>
          </table:table-cell>
          <table:table-cell table:number-columns-repeated="3"/>
        </table:table-row>
        <table:table-row table:style-name="ro1">
          <table:table-cell office:value-type="float" office:value="21.3864430468204" calcext:value-type="float">
            <text:p>21.3864430468204</text:p>
          </table:table-cell>
          <table:table-cell office:value-type="float" office:value="0.00255958176539214" calcext:value-type="float">
            <text:p>0.002559581765392</text:p>
          </table:table-cell>
          <table:table-cell table:number-columns-repeated="3"/>
        </table:table-row>
        <table:table-row table:style-name="ro1">
          <table:table-cell office:value-type="float" office:value="21.879105520615" calcext:value-type="float">
            <text:p>21.879105520615</text:p>
          </table:table-cell>
          <table:table-cell office:value-type="float" office:value="0.00268841609431331" calcext:value-type="float">
            <text:p>0.002688416094313</text:p>
          </table:table-cell>
          <table:table-cell table:number-columns-repeated="3"/>
        </table:table-row>
        <table:table-row table:style-name="ro1">
          <table:table-cell office:value-type="float" office:value="22.3717679944095" calcext:value-type="float">
            <text:p>22.3717679944095</text:p>
          </table:table-cell>
          <table:table-cell office:value-type="float" office:value="0.00292031788637141" calcext:value-type="float">
            <text:p>0.002920317886371</text:p>
          </table:table-cell>
          <table:table-cell table:number-columns-repeated="3"/>
        </table:table-row>
        <table:table-row table:style-name="ro1">
          <table:table-cell office:value-type="float" office:value="22.864430468204" calcext:value-type="float">
            <text:p>22.864430468204</text:p>
          </table:table-cell>
          <table:table-cell office:value-type="float" office:value="0.00310068594686105" calcext:value-type="float">
            <text:p>0.003100685946861</text:p>
          </table:table-cell>
          <table:table-cell table:number-columns-repeated="3"/>
        </table:table-row>
        <table:table-row table:style-name="ro1">
          <table:table-cell office:value-type="float" office:value="23.3570929419986" calcext:value-type="float">
            <text:p>23.3570929419986</text:p>
          </table:table-cell>
          <table:table-cell office:value-type="float" office:value="0.00325528714156645" calcext:value-type="float">
            <text:p>0.003255287141566</text:p>
          </table:table-cell>
          <table:table-cell table:number-columns-repeated="3"/>
        </table:table-row>
        <table:table-row table:style-name="ro1">
          <table:table-cell office:value-type="float" office:value="23.8497554157931" calcext:value-type="float">
            <text:p>23.8497554157931</text:p>
          </table:table-cell>
          <table:table-cell office:value-type="float" office:value="0.00353872266519302" calcext:value-type="float">
            <text:p>0.003538722665193</text:p>
          </table:table-cell>
          <table:table-cell table:number-columns-repeated="3"/>
        </table:table-row>
        <table:table-row table:style-name="ro1">
          <table:table-cell office:value-type="float" office:value="24.3424178895877" calcext:value-type="float">
            <text:p>24.3424178895877</text:p>
          </table:table-cell>
          <table:table-cell office:value-type="float" office:value="0.00371909072568266" calcext:value-type="float">
            <text:p>0.003719090725683</text:p>
          </table:table-cell>
          <table:table-cell table:number-columns-repeated="3"/>
        </table:table-row>
        <table:table-row table:style-name="ro1">
          <table:table-cell office:value-type="float" office:value="24.8350803633822" calcext:value-type="float">
            <text:p>24.8350803633822</text:p>
          </table:table-cell>
          <table:table-cell office:value-type="float" office:value="0.00384792505460383" calcext:value-type="float">
            <text:p>0.003847925054604</text:p>
          </table:table-cell>
          <table:table-cell table:number-columns-repeated="3"/>
        </table:table-row>
        <table:table-row table:style-name="ro1">
          <table:table-cell office:value-type="float" office:value="25.3277428371768" calcext:value-type="float">
            <text:p>25.3277428371768</text:p>
          </table:table-cell>
          <table:table-cell office:value-type="float" office:value="0.00415712744401463" calcext:value-type="float">
            <text:p>0.004157127444015</text:p>
          </table:table-cell>
          <table:table-cell table:number-columns-repeated="3"/>
        </table:table-row>
        <table:table-row table:style-name="ro1">
          <table:table-cell office:value-type="float" office:value="25.8204053109713" calcext:value-type="float">
            <text:p>25.8204053109713</text:p>
          </table:table-cell>
          <table:table-cell office:value-type="float" office:value="0.0042859617729358" calcext:value-type="float">
            <text:p>0.004285961772936</text:p>
          </table:table-cell>
          <table:table-cell table:number-columns-repeated="3"/>
        </table:table-row>
        <table:table-row table:style-name="ro1">
          <table:table-cell office:value-type="float" office:value="26.3130677847659" calcext:value-type="float">
            <text:p>26.3130677847659</text:p>
          </table:table-cell>
          <table:table-cell office:value-type="float" office:value="0.00446632983342544" calcext:value-type="float">
            <text:p>0.004466329833425</text:p>
          </table:table-cell>
          <table:table-cell table:number-columns-repeated="3"/>
        </table:table-row>
        <table:table-row table:style-name="ro1">
          <table:table-cell office:value-type="float" office:value="26.8057302585604" calcext:value-type="float">
            <text:p>26.8057302585604</text:p>
          </table:table-cell>
          <table:table-cell office:value-type="float" office:value="0.00474976535705201" calcext:value-type="float">
            <text:p>0.004749765357052</text:p>
          </table:table-cell>
          <table:table-cell table:number-columns-repeated="3"/>
        </table:table-row>
        <table:table-row table:style-name="ro1">
          <table:table-cell office:value-type="float" office:value="27.298392732355" calcext:value-type="float">
            <text:p>27.298392732355</text:p>
          </table:table-cell>
          <table:table-cell office:value-type="float" office:value="0.00485283282018894" calcext:value-type="float">
            <text:p>0.004852832820189</text:p>
          </table:table-cell>
          <table:table-cell table:number-columns-repeated="3"/>
        </table:table-row>
        <table:table-row table:style-name="ro1">
          <table:table-cell office:value-type="float" office:value="27.7910552061495" calcext:value-type="float">
            <text:p>27.7910552061495</text:p>
          </table:table-cell>
          <table:table-cell office:value-type="float" office:value="0.00508473461224705" calcext:value-type="float">
            <text:p>0.005084734612247</text:p>
          </table:table-cell>
          <table:table-cell table:number-columns-repeated="3"/>
        </table:table-row>
        <table:table-row table:style-name="ro1">
          <table:table-cell office:value-type="float" office:value="28.2837176799441" calcext:value-type="float">
            <text:p>28.2837176799441</text:p>
          </table:table-cell>
          <table:table-cell office:value-type="float" office:value="0.00531663640430515" calcext:value-type="float">
            <text:p>0.005316636404305</text:p>
          </table:table-cell>
          <table:table-cell table:number-columns-repeated="3"/>
        </table:table-row>
        <table:table-row table:style-name="ro1">
          <table:table-cell office:value-type="float" office:value="28.7763801537386" calcext:value-type="float">
            <text:p>28.7763801537386</text:p>
          </table:table-cell>
          <table:table-cell office:value-type="float" office:value="0.00547123759901055" calcext:value-type="float">
            <text:p>0.005471237599011</text:p>
          </table:table-cell>
          <table:table-cell table:number-columns-repeated="3"/>
        </table:table-row>
        <table:table-row table:style-name="ro1">
          <table:table-cell office:value-type="float" office:value="29.2690426275332" calcext:value-type="float">
            <text:p>29.2690426275332</text:p>
          </table:table-cell>
          <table:table-cell office:value-type="float" office:value="0.00570313939106866" calcext:value-type="float">
            <text:p>0.005703139391069</text:p>
          </table:table-cell>
          <table:table-cell table:number-columns-repeated="3"/>
        </table:table-row>
        <table:table-row table:style-name="ro1">
          <table:table-cell office:value-type="float" office:value="29.7617051013277" calcext:value-type="float">
            <text:p>29.7617051013277</text:p>
          </table:table-cell>
          <table:table-cell office:value-type="float" office:value="0.00585774058577406" calcext:value-type="float">
            <text:p>0.005857740585774</text:p>
          </table:table-cell>
          <table:table-cell table:number-columns-repeated="3"/>
        </table:table-row>
        <table:table-row table:style-name="ro1">
          <table:table-cell office:value-type="float" office:value="30.1722571628232" calcext:value-type="float">
            <text:p>30.1722571628232</text:p>
          </table:table-cell>
          <table:table-cell office:value-type="float" office:value="0.00465958132680719" calcext:value-type="float">
            <text:p>0.004659581326807</text:p>
          </table:table-cell>
          <table:table-cell table:number-columns-repeated="3"/>
        </table:table-row>
        <table:table-row table:style-name="ro1">
          <table:table-cell office:value-type="float" office:value="30.5006988120196" calcext:value-type="float">
            <text:p>30.5006988120196</text:p>
          </table:table-cell>
          <table:table-cell office:value-type="float" office:value="0.00272706639298966" calcext:value-type="float">
            <text:p>0.00272706639299</text:p>
          </table:table-cell>
          <table:table-cell table:number-columns-repeated="3"/>
        </table:table-row>
        <table:table-row table:style-name="ro1">
          <table:table-cell office:value-type="float" office:value="30.8291404612159" calcext:value-type="float">
            <text:p>30.8291404612159</text:p>
          </table:table-cell>
          <table:table-cell office:value-type="float" office:value="0.000794551459172128" calcext:value-type="float">
            <text:p>0.000794551459172</text:p>
          </table:table-cell>
          <table:table-cell table:number-columns-repeated="3"/>
        </table:table-row>
        <table:table-row table:style-name="ro1">
          <table:table-cell office:value-type="float" office:value="31.1575821104123" calcext:value-type="float">
            <text:p>31.1575821104123</text:p>
          </table:table-cell>
          <table:table-cell office:value-type="float" office:value="-0.00117661377332175" calcext:value-type="float">
            <text:p>-0.001176613773322</text:p>
          </table:table-cell>
          <table:table-cell table:number-columns-repeated="3"/>
        </table:table-row>
        <table:table-row table:style-name="ro1">
          <table:table-cell office:value-type="float" office:value="31.4860237596087" calcext:value-type="float">
            <text:p>31.4860237596087</text:p>
          </table:table-cell>
          <table:table-cell office:value-type="float" office:value="-0.00310912870713928" calcext:value-type="float">
            <text:p>-0.003109128707139</text:p>
          </table:table-cell>
          <table:table-cell table:number-columns-repeated="3"/>
        </table:table-row>
        <table:table-row table:style-name="ro1">
          <table:table-cell office:value-type="float" office:value="31.814465408805" calcext:value-type="float">
            <text:p>31.814465408805</text:p>
          </table:table-cell>
          <table:table-cell office:value-type="float" office:value="-0.00500299334228047" calcext:value-type="float">
            <text:p>-0.00500299334228</text:p>
          </table:table-cell>
          <table:table-cell table:number-columns-repeated="3"/>
        </table:table-row>
        <table:table-row table:style-name="ro1">
          <table:table-cell office:value-type="float" office:value="32.1429070580014" calcext:value-type="float">
            <text:p>32.1429070580014</text:p>
          </table:table-cell>
          <table:table-cell office:value-type="float" office:value="-0.00697415857477435" calcext:value-type="float">
            <text:p>-0.006974158574774</text:p>
          </table:table-cell>
          <table:table-cell table:number-columns-repeated="3"/>
        </table:table-row>
        <table:table-row table:style-name="ro1">
          <table:table-cell office:value-type="float" office:value="32.4713487071978" calcext:value-type="float">
            <text:p>32.4713487071978</text:p>
          </table:table-cell>
          <table:table-cell office:value-type="float" office:value="-0.00894532380726823" calcext:value-type="float">
            <text:p>-0.008945323807268</text:p>
          </table:table-cell>
          <table:table-cell table:number-columns-repeated="3"/>
        </table:table-row>
        <table:table-row table:style-name="ro1">
          <table:table-cell office:value-type="float" office:value="32.7997903563941" calcext:value-type="float">
            <text:p>32.7997903563941</text:p>
          </table:table-cell>
          <table:table-cell office:value-type="float" office:value="-0.0108391884424094" calcext:value-type="float">
            <text:p>-0.010839188442409</text:p>
          </table:table-cell>
          <table:table-cell table:number-columns-repeated="3"/>
        </table:table-row>
        <table:table-row table:style-name="ro1">
          <table:table-cell office:value-type="float" office:value="33.1282320055905" calcext:value-type="float">
            <text:p>33.1282320055905</text:p>
          </table:table-cell>
          <table:table-cell office:value-type="float" office:value="-0.0128103536749033" calcext:value-type="float">
            <text:p>-0.012810353674903</text:p>
          </table:table-cell>
          <table:table-cell table:number-columns-repeated="3"/>
        </table:table-row>
        <table:table-row table:style-name="ro1">
          <table:table-cell office:value-type="float" office:value="33.4566736547869" calcext:value-type="float">
            <text:p>33.4566736547869</text:p>
          </table:table-cell>
          <table:table-cell office:value-type="float" office:value="-0.0147042183100445" calcext:value-type="float">
            <text:p>-0.014704218310045</text:p>
          </table:table-cell>
          <table:table-cell table:number-columns-repeated="3"/>
        </table:table-row>
        <table:table-row table:style-name="ro1">
          <table:table-cell office:value-type="float" office:value="33.7851153039832" calcext:value-type="float">
            <text:p>33.7851153039832</text:p>
          </table:table-cell>
          <table:table-cell office:value-type="float" office:value="-0.0166753835425384" calcext:value-type="float">
            <text:p>-0.016675383542538</text:p>
          </table:table-cell>
          <table:table-cell table:number-columns-repeated="3"/>
        </table:table-row>
        <table:table-row table:style-name="ro1">
          <table:table-cell office:value-type="float" office:value="34.1135569531796" calcext:value-type="float">
            <text:p>34.1135569531796</text:p>
          </table:table-cell>
          <table:table-cell office:value-type="float" office:value="-0.0185692481776795" calcext:value-type="float">
            <text:p>-0.01856924817768</text:p>
          </table:table-cell>
          <table:table-cell table:number-columns-repeated="3"/>
        </table:table-row>
        <table:table-row table:style-name="ro1">
          <table:table-cell office:value-type="float" office:value="34.441998602376" calcext:value-type="float">
            <text:p>34.441998602376</text:p>
          </table:table-cell>
          <table:table-cell office:value-type="float" office:value="-0.0205017631114971" calcext:value-type="float">
            <text:p>-0.020501763111497</text:p>
          </table:table-cell>
          <table:table-cell table:number-columns-repeated="3"/>
        </table:table-row>
        <table:table-row table:style-name="ro1">
          <table:table-cell office:value-type="float" office:value="34.7704402515723" calcext:value-type="float">
            <text:p>34.7704402515723</text:p>
          </table:table-cell>
          <table:table-cell office:value-type="float" office:value="-0.0224342780453146" calcext:value-type="float">
            <text:p>-0.022434278045315</text:p>
          </table:table-cell>
          <table:table-cell table:number-columns-repeated="3"/>
        </table:table-row>
        <table:table-row table:style-name="ro1">
          <table:table-cell office:value-type="float" office:value="35.0988819007687" calcext:value-type="float">
            <text:p>35.0988819007687</text:p>
          </table:table-cell>
          <table:table-cell office:value-type="float" office:value="-0.0244440935764848" calcext:value-type="float">
            <text:p>-0.024444093576485</text:p>
          </table:table-cell>
          <table:table-cell table:number-columns-repeated="3"/>
        </table:table-row>
        <table:table-row table:style-name="ro1">
          <table:table-cell office:value-type="float" office:value="35.427323549965" calcext:value-type="float">
            <text:p>35.427323549965</text:p>
          </table:table-cell>
          <table:table-cell office:value-type="float" office:value="-0.0262993079129497" calcext:value-type="float">
            <text:p>-0.02629930791295</text:p>
          </table:table-cell>
          <table:table-cell table:number-columns-repeated="3"/>
        </table:table-row>
        <table:table-row table:style-name="ro1">
          <table:table-cell office:value-type="float" office:value="35.7557651991614" calcext:value-type="float">
            <text:p>35.7557651991614</text:p>
          </table:table-cell>
          <table:table-cell office:value-type="float" office:value="-0.0282704731454435" calcext:value-type="float">
            <text:p>-0.028270473145444</text:p>
          </table:table-cell>
          <table:table-cell table:number-columns-repeated="3"/>
        </table:table-row>
        <table:table-row table:style-name="ro1">
          <table:table-cell office:value-type="float" office:value="36.0842068483578" calcext:value-type="float">
            <text:p>36.0842068483578</text:p>
          </table:table-cell>
          <table:table-cell office:value-type="float" office:value="-0.0302029880792611" calcext:value-type="float">
            <text:p>-0.030202988079261</text:p>
          </table:table-cell>
          <table:table-cell table:number-columns-repeated="3"/>
        </table:table-row>
        <table:table-row table:style-name="ro1">
          <table:table-cell office:value-type="float" office:value="36.4126484975542" calcext:value-type="float">
            <text:p>36.4126484975542</text:p>
          </table:table-cell>
          <table:table-cell office:value-type="float" office:value="-0.0321741533117549" calcext:value-type="float">
            <text:p>-0.032174153311755</text:p>
          </table:table-cell>
          <table:table-cell table:number-columns-repeated="3"/>
        </table:table-row>
        <table:table-row table:style-name="ro1">
          <table:table-cell office:value-type="float" office:value="36.7410901467505" calcext:value-type="float">
            <text:p>36.7410901467505</text:p>
          </table:table-cell>
          <table:table-cell office:value-type="float" office:value="-0.0340680179468961" calcext:value-type="float">
            <text:p>-0.034068017946896</text:p>
          </table:table-cell>
          <table:table-cell table:number-columns-repeated="3"/>
        </table:table-row>
        <table:table-row table:style-name="ro1">
          <table:table-cell office:value-type="float" office:value="37.0695317959469" calcext:value-type="float">
            <text:p>37.0695317959469</text:p>
          </table:table-cell>
          <table:table-cell office:value-type="float" office:value="-0.0360005328807137" calcext:value-type="float">
            <text:p>-0.036000532880714</text:p>
          </table:table-cell>
          <table:table-cell table:number-columns-repeated="3"/>
        </table:table-row>
        <table:table-row table:style-name="ro1">
          <table:table-cell office:value-type="float" office:value="37.3979734451432" calcext:value-type="float">
            <text:p>37.3979734451432</text:p>
          </table:table-cell>
          <table:table-cell office:value-type="float" office:value="-0.0378943975158548" calcext:value-type="float">
            <text:p>-0.037894397515855</text:p>
          </table:table-cell>
          <table:table-cell table:number-columns-repeated="3"/>
        </table:table-row>
        <table:table-row table:style-name="ro1">
          <table:table-cell office:value-type="float" office:value="37.7264150943396" calcext:value-type="float">
            <text:p>37.7264150943396</text:p>
          </table:table-cell>
          <table:table-cell office:value-type="float" office:value="-0.0399042130470251" calcext:value-type="float">
            <text:p>-0.039904213047025</text:p>
          </table:table-cell>
          <table:table-cell table:number-columns-repeated="3"/>
        </table:table-row>
        <table:table-row table:style-name="ro1">
          <table:table-cell office:value-type="float" office:value="38.054856743536" calcext:value-type="float">
            <text:p>38.054856743536</text:p>
          </table:table-cell>
          <table:table-cell office:value-type="float" office:value="-0.0417594273834899" calcext:value-type="float">
            <text:p>-0.04175942738349</text:p>
          </table:table-cell>
          <table:table-cell table:number-columns-repeated="3"/>
        </table:table-row>
        <table:table-row table:style-name="ro1">
          <table:table-cell office:value-type="float" office:value="38.3832983927324" calcext:value-type="float">
            <text:p>38.3832983927324</text:p>
          </table:table-cell>
          <table:table-cell office:value-type="float" office:value="-0.0437692429146602" calcext:value-type="float">
            <text:p>-0.04376924291466</text:p>
          </table:table-cell>
          <table:table-cell table:number-columns-repeated="3"/>
        </table:table-row>
        <table:table-row table:style-name="ro1">
          <table:table-cell office:value-type="float" office:value="38.7117400419287" calcext:value-type="float">
            <text:p>38.7117400419287</text:p>
          </table:table-cell>
          <table:table-cell office:value-type="float" office:value="-0.0457017578484777" calcext:value-type="float">
            <text:p>-0.045701757848478</text:p>
          </table:table-cell>
          <table:table-cell table:number-columns-repeated="3"/>
        </table:table-row>
        <table:table-row table:style-name="ro1">
          <table:table-cell office:value-type="float" office:value="39.1222921034242" calcext:value-type="float">
            <text:p>39.1222921034242</text:p>
          </table:table-cell>
          <table:table-cell office:value-type="float" office:value="-0.0470674017350421" calcext:value-type="float">
            <text:p>-0.047067401735042</text:p>
          </table:table-cell>
          <table:table-cell table:number-columns-repeated="3"/>
        </table:table-row>
        <table:table-row table:style-name="ro1">
          <table:table-cell office:value-type="float" office:value="39.6149545772187" calcext:value-type="float">
            <text:p>39.6149545772187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1076170510133" calcext:value-type="float">
            <text:p>40.10761705101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0.6002795248078" calcext:value-type="float">
            <text:p>40.6002795248078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0929419986024" calcext:value-type="float">
            <text:p>41.0929419986024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5856044723969" calcext:value-type="float">
            <text:p>41.5856044723969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  <table:table-row table:style-name="ro1">
          <table:table-cell office:value-type="float" office:value="41.9140461215933" calcext:value-type="float">
            <text:p>41.9140461215933</text:p>
          </table:table-cell>
          <table:table-cell office:value-type="float" office:value="-0.047170469198179" calcext:value-type="float">
            <text:p>-0.0471704691981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abriel Abrahao</meta:initial-creator>
    <meta:creation-date>2020-01-28T22:03:38.848000000</meta:creation-date>
    <dc:date>2020-01-28T22:16:07.449000000</dc:date>
    <dc:creator>Gabriel Abrahao</dc:creator>
    <meta:editing-duration>PT2M18S</meta:editing-duration>
    <meta:editing-cycles>1</meta:editing-cycles>
    <meta:document-statistic meta:table-count="1" meta:cell-count="260" meta:object-count="2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B43ABA64C5FC9CAB.svm"/>
      </style:chart-properties>
    </style:style>
    <style:style style:name="ch4" style:family="chart" style:data-style-name="N0">
      <style:chart-properties chart:display-label="true" chart:logarithmic="false" chart:minimum="25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16cm" svg:height="12.343cm" xlink:href=".." xlink:type="simple" chart:class="chart:scatter" chart:style-name="ch1">
        <chart:legend chart:legend-position="end" svg:x="21.516cm" svg:y="5.869cm" style:legend-expansion="high" chart:style-name="ch2"/>
        <chart:plot-area chart:style-name="ch3" table:cell-range-address="soybeans.A1:soybeans.B102" chart:data-source-has-labels="row" svg:x="0.47cm" svg:y="0.246cm" svg:width="20.576cm" svg:height="11.851cm">
          <chartooo:coordinate-region svg:x="1.716cm" svg:y="0.448cm" svg:width="19.138cm" svg:height="11.4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ybeans.B2:soybeans.B102" chart:label-cell-address="soybeans.B1:soybeans.B1" chart:class="chart:scatter">
            <chart:domain table:cell-range-address="soybeans.A2:soybeans.A102"/>
            <chart:data-point chart:repeated="66"/>
            <chart:data-point chart:style-name="ch8" chart:repeated="2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y</text:p>
                <draw:g>
                  <svg:desc>soybeans.B1:soybea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956673654786">
                <text:p>0.201956673654786</text:p>
                <draw:g>
                  <svg:desc>soybeans.A2:soybeans.A102</svg:desc>
                </draw:g>
              </table:table-cell>
              <table:table-cell office:value-type="float" office:value="-0.00202692034420147">
                <text:p>-0.00202692034420147</text:p>
                <draw:g>
                  <svg:desc>soybeans.B2:soybeans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619147449335">
                <text:p>0.694619147449335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728162124388">
                <text:p>1.1872816212438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94409503843">
                <text:p>1.6799440950384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205450733753">
                <text:p>1.76205450733753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260656883298">
                <text:p>2.1726065688329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471698113207">
                <text:p>2.2547169811320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26904262753">
                <text:p>2.6652690426275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737945492662">
                <text:p>2.7473794549266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3151642208">
                <text:p>3.1579315164220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004192872117">
                <text:p>3.2400419287211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5059399021663">
                <text:p>3.6505939902166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3270440251572">
                <text:p>3.73270440251572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4325646401118">
                <text:p>4.1432564640111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2536687631027">
                <text:p>4.22536687631027</text:p>
              </table:table-cell>
              <table:table-cell office:value-type="float" office:value="-0.0675778268992921">
                <text:p>-0.067577826899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591893780573">
                <text:p>4.6359189378057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2858141160028">
                <text:p>5.1285814116002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124388539483">
                <text:p>5.6212438853948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1390635918938">
                <text:p>6.1139063591893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0656883298393">
                <text:p>6.60656883298393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923130677847">
                <text:p>7.0992313067784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9189378057302">
                <text:p>7.5918937805730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8455625436757">
                <text:p>8.0845562543675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7721872816212">
                <text:p>8.57721872816212</text:p>
              </table:table-cell>
              <table:table-cell office:value-type="float" office:value="-0.00215575467312264">
                <text:p>-0.00215575467312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988120195667">
                <text:p>9.06988120195667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56254367575122">
                <text:p>9.56254367575122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2061495458">
                <text:p>10.0552061495458</text:p>
              </table:table-cell>
              <table:table-cell office:value-type="float" office:value="-0.00202692034420147">
                <text:p>-0.00202692034420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478686233403">
                <text:p>10.5478686233403</text:p>
              </table:table-cell>
              <table:table-cell office:value-type="float" office:value="-0.0018980860152803">
                <text:p>-0.0018980860152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05310971349">
                <text:p>11.0405310971349</text:p>
              </table:table-cell>
              <table:table-cell office:value-type="float" office:value="-0.00171771795479066">
                <text:p>-0.0017177179547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331935709294">
                <text:p>11.5331935709294</text:p>
              </table:table-cell>
              <table:table-cell office:value-type="float" office:value="-0.00143428243116409">
                <text:p>-0.00143428243116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25856044724">
                <text:p>12.025856044724</text:p>
              </table:table-cell>
              <table:table-cell office:value-type="float" office:value="-0.00127968123645868">
                <text:p>-0.00127968123645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185185185185">
                <text:p>12.5185185185185</text:p>
              </table:table-cell>
              <table:table-cell office:value-type="float" office:value="-0.00109931317596905">
                <text:p>-0.00109931317596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111809923131">
                <text:p>13.0111809923131</text:p>
              </table:table-cell>
              <table:table-cell office:value-type="float" office:value="-0.000841644518126718">
                <text:p>-0.00084164451812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38434661076">
                <text:p>13.5038434661076</text:p>
              </table:table-cell>
              <table:table-cell office:value-type="float" office:value="-0.000712810189205545">
                <text:p>-0.000712810189205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965059399022">
                <text:p>13.9965059399022</text:p>
              </table:table-cell>
              <table:table-cell office:value-type="float" office:value="-0.000480908397147442">
                <text:p>-0.000480908397147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4891684136967">
                <text:p>14.4891684136967</text:p>
              </table:table-cell>
              <table:table-cell office:value-type="float" office:value="-0.000223239739305107">
                <text:p>-0.00022323973930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818308874913">
                <text:p>14.9818308874913</text:p>
              </table:table-cell>
              <table:table-cell office:value-type="float" office:value="-0.000120172276168166">
                <text:p>-0.000120172276168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44933612858">
                <text:p>15.4744933612858</text:p>
              </table:table-cell>
              <table:table-cell office:value-type="float" office:value="0.000137496381674169">
                <text:p>0.000137496381674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9671558350804">
                <text:p>15.9671558350804</text:p>
              </table:table-cell>
              <table:table-cell office:value-type="float" office:value="0.000343631307948039">
                <text:p>0.000343631307948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4598183088749">
                <text:p>16.4598183088749</text:p>
              </table:table-cell>
              <table:table-cell office:value-type="float" office:value="0.000472465636869205">
                <text:p>0.000472465636869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524807826695">
                <text:p>16.9524807826695</text:p>
              </table:table-cell>
              <table:table-cell office:value-type="float" office:value="0.00075590116049578">
                <text:p>0.0007559011604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445143256464">
                <text:p>17.445143256464</text:p>
              </table:table-cell>
              <table:table-cell office:value-type="float" office:value="0.000910502355201182">
                <text:p>0.000910502355201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78057302586">
                <text:p>17.9378057302586</text:p>
              </table:table-cell>
              <table:table-cell office:value-type="float" office:value="0.00106510354990658">
                <text:p>0.00106510354990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4304682040531">
                <text:p>18.4304682040531</text:p>
              </table:table-cell>
              <table:table-cell office:value-type="float" office:value="0.00137430593931739">
                <text:p>0.0013743059393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231306778477">
                <text:p>18.9231306778477</text:p>
              </table:table-cell>
              <table:table-cell office:value-type="float" office:value="0.00150314026823856">
                <text:p>0.00150314026823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157931516422">
                <text:p>19.4157931516422</text:p>
              </table:table-cell>
              <table:table-cell office:value-type="float" office:value="0.00168350832872819">
                <text:p>0.00168350832872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9084556254368">
                <text:p>19.9084556254368</text:p>
              </table:table-cell>
              <table:table-cell office:value-type="float" office:value="0.00194117698657053">
                <text:p>0.00194117698657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4011180992313">
                <text:p>20.4011180992313</text:p>
              </table:table-cell>
              <table:table-cell office:value-type="float" office:value="0.0020700113154917">
                <text:p>0.0020700113154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937805730259">
                <text:p>20.8937805730259</text:p>
              </table:table-cell>
              <table:table-cell office:value-type="float" office:value="0.0023019131075498">
                <text:p>0.0023019131075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3864430468204">
                <text:p>21.3864430468204</text:p>
              </table:table-cell>
              <table:table-cell office:value-type="float" office:value="0.00255958176539214">
                <text:p>0.0025595817653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879105520615">
                <text:p>21.879105520615</text:p>
              </table:table-cell>
              <table:table-cell office:value-type="float" office:value="0.00268841609431331">
                <text:p>0.00268841609431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3717679944095">
                <text:p>22.3717679944095</text:p>
              </table:table-cell>
              <table:table-cell office:value-type="float" office:value="0.00292031788637141">
                <text:p>0.002920317886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64430468204">
                <text:p>22.864430468204</text:p>
              </table:table-cell>
              <table:table-cell office:value-type="float" office:value="0.00310068594686105">
                <text:p>0.00310068594686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3570929419986">
                <text:p>23.3570929419986</text:p>
              </table:table-cell>
              <table:table-cell office:value-type="float" office:value="0.00325528714156645">
                <text:p>0.0032552871415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8497554157931">
                <text:p>23.8497554157931</text:p>
              </table:table-cell>
              <table:table-cell office:value-type="float" office:value="0.00353872266519302">
                <text:p>0.00353872266519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3424178895877">
                <text:p>24.3424178895877</text:p>
              </table:table-cell>
              <table:table-cell office:value-type="float" office:value="0.00371909072568266">
                <text:p>0.00371909072568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50803633822">
                <text:p>24.8350803633822</text:p>
              </table:table-cell>
              <table:table-cell office:value-type="float" office:value="0.00384792505460383">
                <text:p>0.0038479250546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3277428371768">
                <text:p>25.3277428371768</text:p>
              </table:table-cell>
              <table:table-cell office:value-type="float" office:value="0.00415712744401463">
                <text:p>0.00415712744401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8204053109713">
                <text:p>25.8204053109713</text:p>
              </table:table-cell>
              <table:table-cell office:value-type="float" office:value="0.0042859617729358">
                <text:p>0.0042859617729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3130677847659">
                <text:p>26.3130677847659</text:p>
              </table:table-cell>
              <table:table-cell office:value-type="float" office:value="0.00446632983342544">
                <text:p>0.00446632983342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057302585604">
                <text:p>26.8057302585604</text:p>
              </table:table-cell>
              <table:table-cell office:value-type="float" office:value="0.00474976535705201">
                <text:p>0.00474976535705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298392732355">
                <text:p>27.298392732355</text:p>
              </table:table-cell>
              <table:table-cell office:value-type="float" office:value="0.00485283282018894">
                <text:p>0.0048528328201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7910552061495">
                <text:p>27.7910552061495</text:p>
              </table:table-cell>
              <table:table-cell office:value-type="float" office:value="0.00508473461224705">
                <text:p>0.00508473461224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2837176799441">
                <text:p>28.2837176799441</text:p>
              </table:table-cell>
              <table:table-cell office:value-type="float" office:value="0.00531663640430515">
                <text:p>0.00531663640430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7763801537386">
                <text:p>28.7763801537386</text:p>
              </table:table-cell>
              <table:table-cell office:value-type="float" office:value="0.00547123759901055">
                <text:p>0.005471237599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2690426275332">
                <text:p>29.2690426275332</text:p>
              </table:table-cell>
              <table:table-cell office:value-type="float" office:value="0.00570313939106866">
                <text:p>0.00570313939106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7617051013277">
                <text:p>29.7617051013277</text:p>
              </table:table-cell>
              <table:table-cell office:value-type="float" office:value="0.00585774058577406">
                <text:p>0.0058577405857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1222921034242">
                <text:p>39.1222921034242</text:p>
              </table:table-cell>
              <table:table-cell office:value-type="float" office:value="-0.0470674017350421">
                <text:p>-0.0470674017350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6149545772187">
                <text:p>39.6149545772187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1076170510133">
                <text:p>40.1076170510133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6002795248078">
                <text:p>40.6002795248078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0929419986024">
                <text:p>41.0929419986024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5856044723969">
                <text:p>41.5856044723969</text:p>
              </table:table-cell>
              <table:table-cell office:value-type="float" office:value="-0.047170469198179">
                <text:p>-0.047170469198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9140461215933">
                <text:p>41.9140461215933</text:p>
              </table:table-cell>
              <table:table-cell office:value-type="float" office:value="-0.047170469198179">
                <text:p>-0.047170469198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6cm" svg:y="3.946cm" style:legend-expansion="high" chart:style-name="ch2"/>
        <chart:plot-area chart:style-name="ch3" table:cell-range-address="soybeans.D1:soybeans.E36" chart:data-source-has-labels="row" svg:x="0.32cm" svg:y="0.18cm" svg:width="12.026cm" svg:height="8.64cm">
          <chartooo:coordinate-region svg:x="1.375cm" svg:y="0.382cm" svg:width="10.779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ybeans.E2:soybeans.E36" chart:label-cell-address="soybeans.E1:soybeans.E1" chart:class="chart:scatter">
            <chart:domain table:cell-range-address="soybeans.D2:soybeans.D36"/>
            <chart:regression-curve chart:style-name="ch7">
              <chart:equation chart:display-equation="true" chart:display-r-square="true" svg:x="1.177cm" svg:y="7.066cm"/>
            </chart:regression-curve>
            <chart:data-point chart:style-name="ch8"/>
            <chart:data-point chart:repeated="10"/>
            <chart:data-point chart:style-name="ch8"/>
            <chart:data-point chart:repeated="16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gy</text:p>
                <draw:g>
                  <svg:desc>soybeans.E1:soybea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oybeans.D2:soybeans.D36</svg:desc>
                </draw:g>
              </table:table-cell>
              <table:table-cell office:value-type="float" office:value="NaN">
                <text:p>NaN</text:p>
                <draw:g>
                  <svg:desc>soybeans.E2:soybeans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1722571628232">
                <text:p>30.1722571628232</text:p>
              </table:table-cell>
              <table:table-cell office:value-type="float" office:value="0.00465958132680719">
                <text:p>0.00465958132680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006988120196">
                <text:p>30.5006988120196</text:p>
              </table:table-cell>
              <table:table-cell office:value-type="float" office:value="0.00272706639298966">
                <text:p>0.00272706639298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291404612159">
                <text:p>30.8291404612159</text:p>
              </table:table-cell>
              <table:table-cell office:value-type="float" office:value="0.000794551459172128">
                <text:p>0.000794551459172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1575821104123">
                <text:p>31.1575821104123</text:p>
              </table:table-cell>
              <table:table-cell office:value-type="float" office:value="-0.00117661377332175">
                <text:p>-0.00117661377332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4860237596087">
                <text:p>31.4860237596087</text:p>
              </table:table-cell>
              <table:table-cell office:value-type="float" office:value="-0.00310912870713928">
                <text:p>-0.0031091287071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814465408805">
                <text:p>31.814465408805</text:p>
              </table:table-cell>
              <table:table-cell office:value-type="float" office:value="-0.00500299334228047">
                <text:p>-0.00500299334228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1429070580014">
                <text:p>32.1429070580014</text:p>
              </table:table-cell>
              <table:table-cell office:value-type="float" office:value="-0.00697415857477435">
                <text:p>-0.00697415857477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4713487071978">
                <text:p>32.4713487071978</text:p>
              </table:table-cell>
              <table:table-cell office:value-type="float" office:value="-0.00894532380726823">
                <text:p>-0.00894532380726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997903563941">
                <text:p>32.7997903563941</text:p>
              </table:table-cell>
              <table:table-cell office:value-type="float" office:value="-0.0108391884424094">
                <text:p>-0.0108391884424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1282320055905">
                <text:p>33.1282320055905</text:p>
              </table:table-cell>
              <table:table-cell office:value-type="float" office:value="-0.0128103536749033">
                <text:p>-0.0128103536749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4566736547869">
                <text:p>33.4566736547869</text:p>
              </table:table-cell>
              <table:table-cell office:value-type="float" office:value="-0.0147042183100445">
                <text:p>-0.0147042183100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7851153039832">
                <text:p>33.7851153039832</text:p>
              </table:table-cell>
              <table:table-cell office:value-type="float" office:value="-0.0166753835425384">
                <text:p>-0.0166753835425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135569531796">
                <text:p>34.1135569531796</text:p>
              </table:table-cell>
              <table:table-cell office:value-type="float" office:value="-0.0185692481776795">
                <text:p>-0.0185692481776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441998602376">
                <text:p>34.441998602376</text:p>
              </table:table-cell>
              <table:table-cell office:value-type="float" office:value="-0.0205017631114971">
                <text:p>-0.0205017631114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7704402515723">
                <text:p>34.7704402515723</text:p>
              </table:table-cell>
              <table:table-cell office:value-type="float" office:value="-0.0224342780453146">
                <text:p>-0.0224342780453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0988819007687">
                <text:p>35.0988819007687</text:p>
              </table:table-cell>
              <table:table-cell office:value-type="float" office:value="-0.0244440935764848">
                <text:p>-0.024444093576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27323549965">
                <text:p>35.427323549965</text:p>
              </table:table-cell>
              <table:table-cell office:value-type="float" office:value="-0.0262993079129497">
                <text:p>-0.0262993079129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557651991614">
                <text:p>35.7557651991614</text:p>
              </table:table-cell>
              <table:table-cell office:value-type="float" office:value="-0.0282704731454435">
                <text:p>-0.0282704731454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0842068483578">
                <text:p>36.0842068483578</text:p>
              </table:table-cell>
              <table:table-cell office:value-type="float" office:value="-0.0302029880792611">
                <text:p>-0.0302029880792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4126484975542">
                <text:p>36.4126484975542</text:p>
              </table:table-cell>
              <table:table-cell office:value-type="float" office:value="-0.0321741533117549">
                <text:p>-0.0321741533117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410901467505">
                <text:p>36.7410901467505</text:p>
              </table:table-cell>
              <table:table-cell office:value-type="float" office:value="-0.0340680179468961">
                <text:p>-0.0340680179468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0695317959469">
                <text:p>37.0695317959469</text:p>
              </table:table-cell>
              <table:table-cell office:value-type="float" office:value="-0.0360005328807137">
                <text:p>-0.0360005328807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3979734451432">
                <text:p>37.3979734451432</text:p>
              </table:table-cell>
              <table:table-cell office:value-type="float" office:value="-0.0378943975158548">
                <text:p>-0.0378943975158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7264150943396">
                <text:p>37.7264150943396</text:p>
              </table:table-cell>
              <table:table-cell office:value-type="float" office:value="-0.0399042130470251">
                <text:p>-0.0399042130470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054856743536">
                <text:p>38.054856743536</text:p>
              </table:table-cell>
              <table:table-cell office:value-type="float" office:value="-0.0417594273834899">
                <text:p>-0.0417594273834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3832983927324">
                <text:p>38.3832983927324</text:p>
              </table:table-cell>
              <table:table-cell office:value-type="float" office:value="-0.0437692429146602">
                <text:p>-0.0437692429146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7117400419287">
                <text:p>38.7117400419287</text:p>
              </table:table-cell>
              <table:table-cell office:value-type="float" office:value="-0.0457017578484777">
                <text:p>-0.0457017578484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